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adornments="Regular" style:font-pitch="fixed"/>
    <style:font-face style:name="Hack1" svg:font-family="Hack" style:font-pitch="variable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Intro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intro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ntro</text:p>
          </draw:text-box>
        </draw:frame>
        <draw:frame presentation:style-name="pr4" draw:text-style-name="P1" draw:layer="layout" svg:width="12.199cm" svg:height="11cm" svg:x="2.801cm" svg:y="3.5cm" presentation:class="outline" presentation:user-transformed="true">
          <draw:text-box>
            <text:list text:style-name="L2">
              <text:list-item>
                <text:p text:style-name="P4"><text:span text:style-name="T2">What are the basics:</text:span></text:p>
                <text:list>
                  <text:list-item>
                    <text:p><text:span text:style-name="T2">Output</text:span> – printing to the Windows Terminal</text:p>
                  </text:list-item>
                  <text:list-item>
                    <text:p>Variables</text:p>
                  </text:list-item>
                  <text:list-item>
                    <text:p>If 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Whole Numbers (ints)</text:p>
                <text:list>
                  <text:list-item>
                    <text:p>Numbers without decimal points</text:p>
                  </text:list-item>
                </text:list>
              </text:list-item>
              <text:list-item>
                <text:p>Decimal Numbers (floats)</text:p>
                <text:list>
                  <text:list-item>
                    <text:p>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More on that later, its a bit complicated to expl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If statements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The <text:span text:style-name="T4">&lt;condition&gt; </text:span>is defined nex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5">A condition is something that evaluates to true or false, and example would be.</text:span></text:p>
              </text:list-item>
              <text:list-item>
                <text:p><text:span text:style-name="T5">A condition is of the format:</text:span></text:p>
                <text:list>
                  <text:list-item>
                    <text:p><text:span text:style-name="T5">value or variable </text:span><text:span text:style-name="T4">&lt;operator&gt;</text:span><text:span text:style-name="T5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4">operator</text:span>s include:</text:p>
                <text:list>
                  <text:list-item>
                    <text:p><text:span text:style-name="T4">==</text:span> equals</text:p>
                  </text:list-item>
                  <text:list-item>
                    <text:p><text:span text:style-name="T4">!=</text:span> not equals</text:p>
                  </text:list-item>
                  <text:list-item>
                    <text:p><text:span text:style-name="T4">&gt;</text:span> greater than</text:p>
                  </text:list-item>
                  <text:list-item>
                    <text:p><text:span text:style-name="T4">&gt;=</text:span> greater than or equal</text:p>
                  </text:list-item>
                  <text:list-item>
                    <text:p><text:span text:style-name="T4">&lt;</text:span> less than</text:p>
                  </text:list-item>
                  <text:list-item>
                    <text:p><text:span text:style-name="T4">&lt;=</text:span> less than or equal</text:p>
                  </text:list-item>
                  <text:list-item>
                    <text:p><text:span text:style-name="T4">in</text:span> value in a list or string.</text:p>
                  </text:list-item>
                  <text:list-item>
                    <text:p><text:span text:style-name="T4">not in </text:span><text:span text:style-name="T5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adornments="Regular" style:font-pitch="fixed"/>
    <style:font-face style:name="Hack1" svg:font-family="Hack" style:font-pitch="variable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6H1M35S</meta:editing-duration>
    <meta:editing-cycles>133</meta:editing-cycles>
    <meta:generator>LibreOffice/7.3.6.2$Linux_X86_64 LibreOffice_project/30$Build-2</meta:generator>
    <dc:title>Pencil</dc:title>
    <dc:date>2022-11-01T17:17:44.170886025</dc:date>
    <meta:document-statistic meta:object-count="56"/>
  </office:meta>
</office:document-meta>
</file>